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1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8pt" svg:height="0.62pt" svg:x="885.54pt" svg:y="142.02pt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Finish Reading What Got You Here Won’t Get You Ther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ct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 A Simple PageRank Algorith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rmine Final Core Features in Engin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stand How WebPages Are Index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/60</text:p>
          </table:table-cell>
        </table:table-row>
        <table:table-row table:style-name="ro1">
          <table:table-cell office:value-type="string" calcext:value-type="string">
            <text:p>Implement Huffman Compression in Golang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mplement Huffman Compression in Python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21:43:01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18:13:16.159000000</meta:creation-date>
    <dc:date>2019-10-08T21:43:11.736000000</dc:date>
    <meta:editing-duration>PT10M1S</meta:editing-duration>
    <meta:editing-cycles>7</meta:editing-cycles>
    <meta:generator>LibreOffice/6.3.2.2$Windows_X86_64 LibreOffice_project/98b30e735bda24bc04ab42594c85f7fd8be07b9c</meta:generator>
    <meta:document-statistic meta:table-count="1" meta:cell-count="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427cm" svg:height="0.023cm" xlink:href=".." xlink:type="simple" chart:class="chart:scatter" chart:style-name="ch1">
        <chart:plot-area chart:style-name="ch2" table:cell-range-address="Sheet1.A1:Sheet1.C5" chart:data-source-has-labels="both" svg:x="-0.422cm" svg:y="-0.182cm" svg:width="0.925cm" svg:height="0.855cm">
          <chartooo:coordinate-region svg:x="0.02cm" svg:y="0.001cm" svg:width="0.386cm" svg:height="0.019cm"/>
          <chart:axis chart:dimension="x" chart:name="primary-x" chart:style-name="ch3" chartooo:axis-type="auto">
            <chart:categories table:cell-range-address="Sheet1.A2:Sheet1.A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5" chart:label-cell-address="Sheet1.B1:Sheet1.B1" chart:class="chart:scatter">
            <chart:data-point chart:repeated="4"/>
          </chart:series>
          <chart:series chart:style-name="ch6" chart:values-cell-range-address="Sheet1.C2:Sheet1.C5" chart:label-cell-address="Sheet1.C1:Sheet1.C1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B1:Sheet1.B1</svg:desc>
                </draw:g>
              </table:table-cell>
              <table:table-cell office:value-type="string">
                <text:p>Actu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ish Reading What Got You Here Won’t Get You There</text:p>
                <draw:g>
                  <svg:desc>Sheet1.A2:Sheet1.A5</svg:desc>
                </draw:g>
              </table:table-cell>
              <table:table-cell office:value-type="float" office:value="16">
                <text:p>16</text:p>
                <draw:g>
                  <svg:desc>Sheet1.B2:Sheet1.B5</svg:desc>
                </draw:g>
              </table:table-cell>
              <table:table-cell office:value-type="float" office:value="9">
                <text:p>9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Tractio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ement A Simple PageRank Algorithm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termine Final Core Features in Engine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